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D2F2CEBB9017840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8.653cm" fo:margin-left="-1.388cm" table:align="left" style:writing-mode="lr-tb"/>
    </style:style>
    <style:style style:name="Tabulka1.A" style:family="table-column">
      <style:table-column-properties style:column-width="3.572cm"/>
    </style:style>
    <style:style style:name="Tabulka1.B" style:family="table-column">
      <style:table-column-properties style:column-width="15.08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92e6e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2" style:family="paragraph" style:parent-style-name="Table_20_Contents" style:list-style-name="L1">
      <style:text-properties fo:font-size="10pt" officeooo:rsid="00492e6e" officeooo:paragraph-rsid="00492e6e" style:font-size-asian="10pt" style:font-size-complex="10pt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55425" fo:background-color="transparent" loext:char-shading-value="0"/>
    </style:style>
    <style:style style:name="T15" style:family="text">
      <style:text-properties officeooo:rsid="00487929" fo:background-color="transparent" loext:char-shading-value="0"/>
    </style:style>
    <style:style style:name="T16" style:family="text">
      <style:text-properties officeooo:rsid="00492e6e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43daa3"/>
    </style:style>
    <style:style style:name="T22" style:family="text">
      <style:text-properties officeooo:rsid="00487929"/>
    </style:style>
    <style:style style:name="T23" style:family="text">
      <style:text-properties officeooo:rsid="00492e6e"/>
    </style:style>
    <style:style style:name="T24" style:family="text">
      <style:text-properties officeooo:rsid="004c2a1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2">Mediální odbor</text:span></text:p>
            <text:p text:style-name="P15">z<text:span text:style-name="T17">a</text:span>st<text:span text:style-name="T17">o</text:span>up<text:span text:style-name="T17">ena</text:span>: <text:span text:style-name="T22">Mikuláš Ferjenčík, vedoucí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19"><text:span text:style-name="T17">Jméno</text:span>: <text:span text:style-name="T23">Jan Vrobel</text:span></text:p>
            <text:p text:style-name="P17"><text:span text:style-name="T21">IČO</text:span>: <text:span text:style-name="T23">02285304</text:span> <text:s text:c="3"/><text:span text:style-name="T21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<text:span text:style-name="T23">S</text:span>ocial media manažer</text:p>
            <text:list xml:id="list1727629881914885674" text:style-name="L1">
              <text:list-item>
                <text:p text:style-name="P22">Spravuje účty Pirátů na sociálních sítích (FB, Twitter, Youtube, Instagram)</text:p>
              </text:list-item>
              <text:list-item>
                <text:p text:style-name="P22">Aktivně vytváří a dodává obsah na sociální sítě, vytváří publikační plán podle požadavků mediálního odboru a poslaneckého klubu</text:p>
              </text:list-item>
              <text:list-item>
                <text:p text:style-name="P22">Pomocí nástrojů permanentní kampaně udržuje a vylepšuje mediální obraz strany</text:p>
              </text:list-item>
              <text:list-item>
                <text:p text:style-name="P22">Plně využívá všech komunikačních nástrojů sociálních sítí a permanentně zvyšuje jejich dosah</text:p>
              </text:list-item>
              <text:list-item>
                <text:p text:style-name="P22">Řídí nákup placené online reklamy, spolupracuje s dodávajícími agenturami a vyhodnocuje efektivitu vynaložených prostředků</text:p>
              </text:list-item>
              <text:list-item>
                <text:p text:style-name="P22">Aktivně spolupracuje s mediální odborem strany, PR manažerem a volebním štábem na komplexním profesionálním obrazu strany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1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3">40</text:span>h <text:span text:style-name="T18">týdně </text:span>(slovy: <text:span text:style-name="T24">čtyřice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3">45.000,-</text:span>Kč měsíčně </text:p>
            <text:p text:style-name="P14">• úkolová odměna: až <text:span text:style-name="T23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19">Od 01-04-2018 na dobu neurčitou</text:span></text:p>
          </table:table-cell>
        </table:table-row>
      </table:table>
      <text:p text:style-name="P7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5">V <text:span text:style-name="T18">Praze</text:span> dne <text:span text:style-name="T20">01.04.2018</text:span></text:p>
      <text:p text:style-name="P6">Za zadavatele: <text:tab/><text:tab/><text:tab/>Za dodavatele: </text:p>
      <text:p text:style-name="P8"><text:span text:style-name="T15">Mikuláš Ferjenčík</text:span><text:span text:style-name="T14"> <text:s text:c="3"/><text:tab/></text:span><text:span text:style-name="T13"><text:tab/><text:tab/></text:span><text:span text:style-name="T16">Jan Vorbel</text:span></text:p>
      <text:p text:style-name="P9"/>
      <text:p text:style-name="P6"><text:soft-page-break/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5cm" fo:margin-bottom="0.464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3.30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D2F2CEBB9017840C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3T11:02:39.844517704</dc:date>
    <meta:editing-cycles>134</meta:editing-cycles>
    <meta:editing-duration>P24DT14H28M8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2" meta:paragraph-count="38" meta:word-count="273" meta:character-count="2014" meta:non-whitespace-character-count="1766"/>
    <meta:user-defined meta:name="Informace 1"/>
    <meta:user-defined meta:name="Informace 2"/>
    <meta:user-defined meta:name="Informace 3"/>
    <meta:user-defined meta:name="Informace 4"/>
  </office:meta>
</office:document-meta>
</file>